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Helvetica Neue" svg:font-family="'Helvetica Neue', Helvetica, Arial, sans-serif"/>
    <style:font-face style:name="Mangal1" svg:font-family="Mangal"/>
    <style:font-face style:name="Open Sans" svg:font-family="'Open Sans', muli,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ed1c24" style:text-underline-style="solid" style:text-underline-width="auto" style:text-underline-color="font-color" officeooo:rsid="0001fbbb" officeooo:paragraph-rsid="0001fbbb"/>
    </style:style>
    <style:style style:name="P2" style:family="paragraph" style:parent-style-name="Standard">
      <style:paragraph-properties fo:text-align="start" style:justify-single-word="false"/>
      <style:text-properties fo:color="#000000" style:text-underline-style="none" officeooo:rsid="0001fbbb" officeooo:paragraph-rsid="0001fbbb"/>
    </style:style>
    <style:style style:name="P3" style:family="paragraph" style:parent-style-name="Standard">
      <style:paragraph-properties fo:text-align="start" style:justify-single-word="false"/>
      <style:text-properties fo:color="#000000" style:text-underline-style="none" officeooo:rsid="0003adda" officeooo:paragraph-rsid="0003adda"/>
    </style:style>
    <style:style style:name="P4" style:family="paragraph" style:parent-style-name="Standard">
      <style:paragraph-properties fo:text-align="start" style:justify-single-word="false"/>
      <style:text-properties fo:color="#00a65d" style:text-underline-style="none" officeooo:rsid="0001fbbb" officeooo:paragraph-rsid="0001fbbb"/>
    </style:style>
    <style:style style:name="P5" style:family="paragraph" style:parent-style-name="Standard">
      <style:paragraph-properties fo:text-align="start" style:justify-single-word="false"/>
      <style:text-properties fo:color="#00a65d" style:text-underline-style="none" officeooo:rsid="0003adda" officeooo:paragraph-rsid="0003adda"/>
    </style:style>
    <style:style style:name="P6" style:family="paragraph" style:parent-style-name="Standard">
      <style:paragraph-properties fo:text-align="start" style:justify-single-word="false"/>
      <style:text-properties fo:color="#000000" style:text-underline-style="none" officeooo:rsid="0001fbbb" officeooo:paragraph-rsid="0001fbbb"/>
    </style:style>
    <style:style style:name="P7" style:family="paragraph" style:parent-style-name="Standard">
      <style:paragraph-properties fo:text-align="start" style:justify-single-word="false"/>
      <style:text-properties fo:color="#000000" style:text-underline-style="none" officeooo:rsid="0001fbbb" officeooo:paragraph-rsid="00196070"/>
    </style:style>
    <style:style style:name="P8" style:family="paragraph" style:parent-style-name="Standard">
      <style:paragraph-properties fo:text-align="start" style:justify-single-word="false"/>
      <style:text-properties fo:color="#000000" style:text-underline-style="none" officeooo:rsid="0006e46d" officeooo:paragraph-rsid="0006e46d"/>
    </style:style>
    <style:style style:name="P9" style:family="paragraph" style:parent-style-name="Standard">
      <style:paragraph-properties fo:text-align="start" style:justify-single-word="false"/>
      <style:text-properties fo:color="#000000" style:text-underline-style="none" officeooo:rsid="0006e46d" officeooo:paragraph-rsid="000c6109"/>
    </style:style>
    <style:style style:name="P10" style:family="paragraph" style:parent-style-name="Standard">
      <style:paragraph-properties fo:text-align="start" style:justify-single-word="false"/>
      <style:text-properties fo:color="#000000" style:text-underline-style="none" officeooo:rsid="000f3237" officeooo:paragraph-rsid="000f3237"/>
    </style:style>
    <style:style style:name="P11" style:family="paragraph" style:parent-style-name="Standard">
      <style:paragraph-properties fo:text-align="start" style:justify-single-word="false"/>
      <style:text-properties fo:color="#000000" officeooo:paragraph-rsid="0010ed07"/>
    </style:style>
    <style:style style:name="P12" style:family="paragraph" style:parent-style-name="Standard">
      <style:paragraph-properties fo:text-align="start" style:justify-single-word="false"/>
      <style:text-properties fo:color="#00a933" style:text-underline-style="none" officeooo:rsid="0006e46d" officeooo:paragraph-rsid="0006e46d"/>
    </style:style>
    <style:style style:name="P13" style:family="paragraph" style:parent-style-name="Standard">
      <style:paragraph-properties fo:text-align="start" style:justify-single-word="false"/>
      <style:text-properties fo:color="#00a933" style:text-underline-style="none" officeooo:rsid="000f3237" officeooo:paragraph-rsid="000f3237"/>
    </style:style>
    <style:style style:name="P14" style:family="paragraph" style:parent-style-name="Standard">
      <style:paragraph-properties fo:text-align="start" style:justify-single-word="false"/>
      <style:text-properties officeooo:paragraph-rsid="0006e46d"/>
    </style:style>
    <style:style style:name="P15" style:family="paragraph" style:parent-style-name="Standard">
      <style:paragraph-properties fo:text-align="start" style:justify-single-word="false"/>
      <style:text-properties fo:color="#00a65d" style:text-underline-style="none" officeooo:rsid="0003adda" officeooo:paragraph-rsid="0003adda"/>
    </style:style>
    <style:style style:name="T1" style:family="text">
      <style:text-properties style:text-underline-style="solid" style:text-underline-width="auto" style:text-underline-color="font-color"/>
    </style:style>
    <style:style style:name="T2" style:family="text">
      <style:text-properties officeooo:rsid="0003adda"/>
    </style:style>
    <style:style style:name="T3" style:family="text">
      <style:text-properties officeooo:rsid="0006e46d"/>
    </style:style>
    <style:style style:name="T4" style:family="text">
      <style:text-properties officeooo:rsid="00077cc4"/>
    </style:style>
    <style:style style:name="T5" style:family="text">
      <style:text-properties officeooo:rsid="0009288e"/>
    </style:style>
    <style:style style:name="T6" style:family="text">
      <style:text-properties fo:color="#000000" style:text-underline-style="none" officeooo:rsid="0006e46d"/>
    </style:style>
    <style:style style:name="T7" style:family="text">
      <style:text-properties fo:color="#000000" style:text-underline-style="none" officeooo:rsid="0009288e"/>
    </style:style>
    <style:style style:name="T8" style:family="text">
      <style:text-properties fo:color="#000000" style:text-underline-style="none" officeooo:rsid="0014c8d0"/>
    </style:style>
    <style:style style:name="T9" style:family="text">
      <style:text-properties officeooo:rsid="000acfbe"/>
    </style:style>
    <style:style style:name="T10" style:family="text">
      <style:text-properties officeooo:rsid="00108b9f"/>
    </style:style>
    <style:style style:name="T11" style:family="text">
      <style:text-properties style:text-underline-style="none" officeooo:rsid="000f3237"/>
    </style:style>
    <style:style style:name="T12" style:family="text">
      <style:text-properties style:text-underline-style="none" officeooo:rsid="00108b9f"/>
    </style:style>
    <style:style style:name="T13" style:family="text">
      <style:text-properties style:text-underline-style="none" officeooo:rsid="0010ed07"/>
    </style:style>
    <style:style style:name="T14" style:family="text">
      <style:text-properties style:text-underline-style="none" officeooo:rsid="00187a42"/>
    </style:style>
    <style:style style:name="T15" style:family="text">
      <style:text-properties officeooo:rsid="001135c9"/>
    </style:style>
    <style:style style:name="T16" style:family="text">
      <style:text-properties officeooo:rsid="001960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r de physique</text:p>
      <text:p text:style-name="P1"/>
      <text:p text:style-name="P1"/>
      <text:p text:style-name="P2"><text:span text:style-name="T1">Sujet :</text:span> Mesure de l’énergie consommée (facteur de puissance).</text:p>
      <text:p text:style-name="P2"/>
      <text:p text:style-name="P4">Qu’est-ce que l’énergie ?</text:p>
      <text:p text:style-name="P4"/>
      <text:p text:style-name="P2">- <text:span text:style-name="T2">L’énergie c’est la consommation d’un utilisateur sur son système électrique exprimée en Joules mais on peut également l’exprimer en Wh (watt/heure). Elle se caractérise par la formule : E = P x Delta(t). P en courant continu vaut la tension multiplié par le courant donc P = U x I. P est exprimé en Watt, donc vous l’aurez compris, Delta(t) sera exprimé en Heures. Sur un courant alternatif les choses deviennent plus complexe que sur un courant continu qui lui est stable. C’est à partir de la qu’intervient le facteur de puissance.</text:span></text:p>
      <text:p text:style-name="P2"/>
      <text:p text:style-name="P4">Qu’est-ce que le facteur de puissance ?</text:p>
      <text:p text:style-name="P2"/>
      <text:p text:style-name="P7">- Le facteur de puissance c’est en fait sur un courant alternatif, le déphasage qu’il y a entre U (tension) et I (courant) dit : Phi. Plus le déphasage est petit, moins on consomme, donc c’est plus intéressant pour les consommateurs d’énergie (la population) <text:span text:style-name="T9">mais également pour EDF qui n’a pas à surcharger ses lignes en courant</text:span>. <text:span text:style-name="T5">Ce qu’il faut savoir c’est qu’une résistance n’aura pas d’impact de déphasage sur un appareil électrique alors qu’une bobine influe sur le déphasage donc sur Phi. Les condensateurs font remonter le facteur Phi dans leurs réseaux afin de ne pas avoir un facteur Phi trop bas c’est ce que cherchent à utiliser les entreprises (les usines) qui utilisent des moteurs par exemple. Les particuliers ne sont pas embêtés avec le facteur Phi de leurs installations car ils n’ont pas de moteurs en général. Un professionnel sera taxé sur le facteur Phi car il ne faut pas qu’il soit trop bas car le taux d’ampérage viendrait à augmenter ce qui n’arrange pas EDF.</text:span></text:p>
      <text:p text:style-name="P7"><text:span text:style-name="T16">Les professionnels ont donc un quota à respecter et essayent au maximum d’avoir un cos(Phi) proche de 1 pour éviter les taxes en ajoutant des condensateurs à leur installations.</text:span></text:p>
      <text:p text:style-name="P2"/>
      <text:p text:style-name="P12">Les différents facteurs de puissance :</text:p>
      <text:p text:style-name="P8"/>
      <text:p text:style-name="P9">- <text:span text:style-name="T4">La puissance Active : P = Ueff x Ieff x cos(Phi) exprimé en watt. Sans cette puissance, on ne peut nullement déterminer une consommation domestique si nous ne prenons pas en considération le facteur Phi qui nous donne des informations sur le déphasage du système. Sans le Phi, on considérerais que l’appareil qui consomme est en phase entre U et I alors que ce n’est pas spécialement le cas d’où l’intérêt d’avoir ce facteur Phi.</text:span></text:p>
      <text:p text:style-name="P8"/>
      <text:p text:style-name="P8">- <text:span text:style-name="T5">La puissance Apparente : S = Ueff x Ieff exprimé en VA (volt-ampère). Elle est utilisé pour quantifier la puissance d’un transformateur vu que Phi est toujours égal à 1 est n’est pas utile de le prendre en compte.</text:span></text:p>
      <text:p text:style-name="P8"/>
      <text:p text:style-name="P14"><text:span text:style-name="T6">- </text:span><text:span text:style-name="T7">La puissance Réactive : Q = Ueff x Ieff x sin(Phi) exprimé en VAR (volt-ampère-réactif). </text:span><text:span text:style-name="T8">Elle est utilisée dans le cas ou les équipements seraient dotés de circuits magnétiques. Mais cette énergie ne doit pas être excessive car elle surchargerait les transformateurs et les réseaux.</text:span></text:p>
      <text:p text:style-name="P14"><text:span text:style-name="T7"/></text:p>
      <text:p text:style-name="P9"><text:span text:style-name="T4">EDF facture directement la consommation en kWh et se moque du facteur Phi chez les particuliers ils s’intéressent directement à ce que l’utilisateur à consommé.</text:span></text:p>
      <text:p text:style-name="P2"/>
      <text:p text:style-name="P2"/>
      <text:p text:style-name="P5"><text:soft-page-break/></text:p>
      <text:p text:style-name="P5">Quel<text:span text:style-name="T15">le</text:span> technique envisag<text:span text:style-name="T15">ée</text:span> pour mesurer le facteur de puissance ?</text:p>
      <text:p text:style-name="P3"/>
      <text:p text:style-name="P3">- La technique que j’ai choisi pour trouver le déphasage est l’oscilloscope. Sur cet appareil, on peut voir les signaux entrant des appareils et de cet fait, nous pouvons afficher à l’écran grâce à un <text:span text:style-name="T3">ampèremètre et a un tensiomètre. Les signaux de la tension et du courant et de mesurer le facteur de puissance en connaissant le taux de déphasage du système.</text:span></text:p>
      <text:p text:style-name="P2"/>
      <text:p text:style-name="P13">Quel capteur choisir pour l’installation ?</text:p>
      <text:p text:style-name="P13"/>
      <text:p text:style-name="P10">- J’ai choisi <text:span text:style-name="T10">le</text:span> capteur <text:span text:style-name="T10">de courant 5A SCT01305-005 car il n’est pas cher, il coûte seulement 7,95 et peut mesurer jusqu’à 5 Ampères ce qui est suffisant dans une installation domestique. Il peut résister à des valeurs allant de -25 à 70 °C ce qui intéressant en cas de froid ou de chaud c’est un appareil polyvalent.</text:span></text:p>
      <text:p text:style-name="P10"/>
      <text:p text:style-name="P11"><text:span text:style-name="T11">- </text:span><text:span text:style-name="T12">Pour le capteur de puissance, j’ai choisi le</text:span><text:bookmark text:name="title"/><text:bookmark text:name="productTitle"/><text:span text:style-name="T12"> </text:span><text:span text:style-name="T14">P</text:span><text:span text:style-name="T13">3 </text:span><text:span text:style-name="T14">P</text:span><text:span text:style-name="T13">4400</text:span><text:span text:style-name="T12">. Cet appareil est capable de mesurer un courant, une tension, </text:span><text:span text:style-name="T13">il fonctionne en alternatif</text:span><text:span text:style-name="T12">. Et est capable de mesurer le facteur de puissance dit : Phi </text:span><text:span text:style-name="T13">en appuyant sur la bouton PF de l’appar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Helvetica Neue" svg:font-family="'Helvetica Neue', Helvetica, Arial, sans-serif"/>
    <style:font-face style:name="Mangal1" svg:font-family="Mangal"/>
    <style:font-face style:name="Open Sans" svg:font-family="'Open Sans', muli,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19-03-14T01:09:35.055000000</dc:date>
    <meta:editing-duration>PT1H18M34S</meta:editing-duration>
    <meta:editing-cycles>16</meta:editing-cycles>
    <meta:document-statistic meta:table-count="0" meta:image-count="0" meta:object-count="0" meta:page-count="2" meta:paragraph-count="17" meta:word-count="689" meta:character-count="4000" meta:non-whitespace-character-count="3328"/>
  </office:meta>
</office:document-meta>
</file>